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duardo Alcantara</text:p>
          </table:table-cell>
          <table:table-cell office:value-type="float" office:value="21.2" calcext:value-type="float">
            <text:p>21.2</text:p>
          </table:table-cell>
          <table:table-cell table:formula="of:=ROUNDUP([.B1])"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Camille Barker</text:p>
          </table:table-cell>
          <table:table-cell office:value-type="float" office:value="87.97" calcext:value-type="float">
            <text:p>87.97</text:p>
          </table:table-cell>
          <table:table-cell table:formula="of:=ROUNDUP([.B2])" office:value-type="float" office:value="88" calcext:value-type="float">
            <text:p>88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Mario Barocio</text:p>
          </table:table-cell>
          <table:table-cell office:value-type="float" office:value="41.89" calcext:value-type="float">
            <text:p>41.89</text:p>
          </table:table-cell>
          <table:table-cell table:formula="of:=ROUNDUP([.B3])"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Justin Barragan</text:p>
          </table:table-cell>
          <table:table-cell office:value-type="float" office:value="89.09" calcext:value-type="float">
            <text:p>89.09</text:p>
          </table:table-cell>
          <table:table-cell table:formula="of:=ROUNDUP([.B4])" office:value-type="float" office:value="90" calcext:value-type="float">
            <text:p>90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Jonathan Beard</text:p>
          </table:table-cell>
          <table:table-cell office:value-type="float" office:value="87.72" calcext:value-type="float">
            <text:p>87.72</text:p>
          </table:table-cell>
          <table:table-cell table:formula="of:=ROUNDUP([.B5])" office:value-type="float" office:value="88" calcext:value-type="float">
            <text:p>88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Saimanasa Bharathula</text:p>
          </table:table-cell>
          <table:table-cell office:value-type="float" office:value="87.83" calcext:value-type="float">
            <text:p>87.83</text:p>
          </table:table-cell>
          <table:table-cell table:formula="of:=ROUNDUP([.B6])" office:value-type="float" office:value="88" calcext:value-type="float">
            <text:p>88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Devansh Bhargava</text:p>
          </table:table-cell>
          <table:table-cell office:value-type="float" office:value="95.14" calcext:value-type="float">
            <text:p>95.14</text:p>
          </table:table-cell>
          <table:table-cell table:formula="of:=ROUNDUP([.B7])"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hambavi Bhaskar</text:p>
          </table:table-cell>
          <table:table-cell office:value-type="float" office:value="17.2" calcext:value-type="float">
            <text:p>17.2</text:p>
          </table:table-cell>
          <table:table-cell table:formula="of:=ROUNDUP([.B8])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sritha Bobbala</text:p>
          </table:table-cell>
          <table:table-cell office:value-type="float" office:value="92.85" calcext:value-type="float">
            <text:p>92.85</text:p>
          </table:table-cell>
          <table:table-cell table:formula="of:=ROUNDUP([.B9])"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ristan Brennan-Evans</text:p>
          </table:table-cell>
          <table:table-cell office:value-type="float" office:value="98.22" calcext:value-type="float">
            <text:p>98.22</text:p>
          </table:table-cell>
          <table:table-cell table:formula="of:=ROUNDUP([.B10])" office:value-type="float" office:value="99" calcext:value-type="float">
            <text:p>99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Calum Cain</text:p>
          </table:table-cell>
          <table:table-cell office:value-type="float" office:value="70.69" calcext:value-type="float">
            <text:p>70.69</text:p>
          </table:table-cell>
          <table:table-cell table:formula="of:=ROUNDUP([.B11])"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ack Chak</text:p>
          </table:table-cell>
          <table:table-cell office:value-type="float" office:value="76.37" calcext:value-type="float">
            <text:p>76.37</text:p>
          </table:table-cell>
          <table:table-cell table:formula="of:=ROUNDUP([.B12])"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livia Chakraborty</text:p>
          </table:table-cell>
          <table:table-cell office:value-type="float" office:value="83.29" calcext:value-type="float">
            <text:p>83.29</text:p>
          </table:table-cell>
          <table:table-cell table:formula="of:=ROUNDUP([.B13])"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ason Chan</text:p>
          </table:table-cell>
          <table:table-cell office:value-type="float" office:value="85.17" calcext:value-type="float">
            <text:p>85.17</text:p>
          </table:table-cell>
          <table:table-cell table:formula="of:=ROUNDUP([.B14])"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atthew Chan</text:p>
          </table:table-cell>
          <table:table-cell office:value-type="float" office:value="85.76" calcext:value-type="float">
            <text:p>85.76</text:p>
          </table:table-cell>
          <table:table-cell table:formula="of:=ROUNDUP([.B15])"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randon Chau</text:p>
          </table:table-cell>
          <table:table-cell office:value-type="float" office:value="52.92" calcext:value-type="float">
            <text:p>52.92</text:p>
          </table:table-cell>
          <table:table-cell table:formula="of:=ROUNDUP([.B16])" office:value-type="float" office:value="53" calcext:value-type="float">
            <text:p>53</text:p>
          </table:table-cell>
          <table:table-cell office:value-type="string" calcext:value-type="string">
            <text:p>D-</text:p>
          </table:table-cell>
        </table:table-row>
        <table:table-row table:style-name="ro1">
          <table:table-cell office:value-type="string" calcext:value-type="string">
            <text:p>Patrick Chau</text:p>
          </table:table-cell>
          <table:table-cell office:value-type="float" office:value="86.48" calcext:value-type="float">
            <text:p>86.48</text:p>
          </table:table-cell>
          <table:table-cell table:formula="of:=ROUNDUP([.B17])" office:value-type="float" office:value="87" calcext:value-type="float">
            <text:p>87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Ian Chavez</text:p>
          </table:table-cell>
          <table:table-cell office:value-type="float" office:value="81.71" calcext:value-type="float">
            <text:p>81.71</text:p>
          </table:table-cell>
          <table:table-cell table:formula="of:=ROUNDUP([.B18])" office:value-type="float" office:value="82" calcext:value-type="float">
            <text:p>82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Pranav Chillappagari</text:p>
          </table:table-cell>
          <table:table-cell office:value-type="float" office:value="85.96" calcext:value-type="float">
            <text:p>85.96</text:p>
          </table:table-cell>
          <table:table-cell table:formula="of:=ROUNDUP([.B19])"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Katherin Clark</text:p>
          </table:table-cell>
          <table:table-cell office:value-type="float" office:value="69.62" calcext:value-type="float">
            <text:p>69.62</text:p>
          </table:table-cell>
          <table:table-cell table:formula="of:=ROUNDUP([.B20])"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ommy Dao</text:p>
          </table:table-cell>
          <table:table-cell office:value-type="float" office:value="79.67" calcext:value-type="float">
            <text:p>79.67</text:p>
          </table:table-cell>
          <table:table-cell table:formula="of:=ROUNDUP([.B21])" office:value-type="float" office:value="80" calcext:value-type="float">
            <text:p>80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Mazin Darwish</text:p>
          </table:table-cell>
          <table:table-cell office:value-type="float" office:value="16" calcext:value-type="float">
            <text:p>16</text:p>
          </table:table-cell>
          <table:table-cell table:formula="of:=ROUNDUP([.B22])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hargavi Datye</text:p>
          </table:table-cell>
          <table:table-cell office:value-type="float" office:value="78.49" calcext:value-type="float">
            <text:p>78.49</text:p>
          </table:table-cell>
          <table:table-cell table:formula="of:=ROUNDUP([.B23])" office:value-type="float" office:value="79" calcext:value-type="float">
            <text:p>79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Angela Lei Del Rio</text:p>
          </table:table-cell>
          <table:table-cell office:value-type="float" office:value="84.34" calcext:value-type="float">
            <text:p>84.34</text:p>
          </table:table-cell>
          <table:table-cell table:formula="of:=ROUNDUP([.B24])" office:value-type="float" office:value="85" calcext:value-type="float">
            <text:p>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aniel DelaCruz</text:p>
          </table:table-cell>
          <table:table-cell office:value-type="float" office:value="84.15" calcext:value-type="float">
            <text:p>84.15</text:p>
          </table:table-cell>
          <table:table-cell table:formula="of:=ROUNDUP([.B25])" office:value-type="float" office:value="85" calcext:value-type="float">
            <text:p>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vi Desai</text:p>
          </table:table-cell>
          <table:table-cell office:value-type="float" office:value="75.98" calcext:value-type="float">
            <text:p>75.98</text:p>
          </table:table-cell>
          <table:table-cell table:formula="of:=ROUNDUP([.B26])" office:value-type="float" office:value="76" calcext:value-type="float">
            <text:p>7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ince Arthur Dionisio</text:p>
          </table:table-cell>
          <table:table-cell office:value-type="float" office:value="70.8" calcext:value-type="float">
            <text:p>70.8</text:p>
          </table:table-cell>
          <table:table-cell table:formula="of:=ROUNDUP([.B27])"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arrian Ellis-Hardin</text:p>
          </table:table-cell>
          <table:table-cell office:value-type="float" office:value="68.66" calcext:value-type="float">
            <text:p>68.66</text:p>
          </table:table-cell>
          <table:table-cell table:formula="of:=ROUNDUP([.B28])" office:value-type="float" office:value="69" calcext:value-type="float">
            <text:p>69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Joy Everson</text:p>
          </table:table-cell>
          <table:table-cell office:value-type="float" office:value="94.23" calcext:value-type="float">
            <text:p>94.23</text:p>
          </table:table-cell>
          <table:table-cell table:formula="of:=ROUNDUP([.B29])"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herrille Gomes</text:p>
          </table:table-cell>
          <table:table-cell office:value-type="float" office:value="82.14" calcext:value-type="float">
            <text:p>82.14</text:p>
          </table:table-cell>
          <table:table-cell table:formula="of:=ROUNDUP([.B30])"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tephanie Gomez-Perez</text:p>
          </table:table-cell>
          <table:table-cell office:value-type="float" office:value="68.03" calcext:value-type="float">
            <text:p>68.03</text:p>
          </table:table-cell>
          <table:table-cell table:formula="of:=ROUNDUP([.B31])" office:value-type="float" office:value="69" calcext:value-type="float">
            <text:p>69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Pulos Gorgees</text:p>
          </table:table-cell>
          <table:table-cell office:value-type="float" office:value="72.41" calcext:value-type="float">
            <text:p>72.41</text:p>
          </table:table-cell>
          <table:table-cell table:formula="of:=ROUNDUP([.B32])"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rtin Hernandez-Garcia</text:p>
          </table:table-cell>
          <table:table-cell office:value-type="float" office:value="6.6" calcext:value-type="float">
            <text:p>6.6</text:p>
          </table:table-cell>
          <table:table-cell table:formula="of:=ROUNDUP([.B33])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line Ho</text:p>
          </table:table-cell>
          <table:table-cell office:value-type="float" office:value="84.79" calcext:value-type="float">
            <text:p>84.79</text:p>
          </table:table-cell>
          <table:table-cell table:formula="of:=ROUNDUP([.B34])" office:value-type="float" office:value="85" calcext:value-type="float">
            <text:p>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lise Hoang</text:p>
          </table:table-cell>
          <table:table-cell office:value-type="float" office:value="82.69" calcext:value-type="float">
            <text:p>82.69</text:p>
          </table:table-cell>
          <table:table-cell table:formula="of:=ROUNDUP([.B35])"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teven Huang</text:p>
          </table:table-cell>
          <table:table-cell office:value-type="float" office:value="77.91" calcext:value-type="float">
            <text:p>77.91</text:p>
          </table:table-cell>
          <table:table-cell table:formula="of:=ROUNDUP([.B36])" office:value-type="float" office:value="78" calcext:value-type="float">
            <text:p>78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Yiyan Huang</text:p>
          </table:table-cell>
          <table:table-cell office:value-type="float" office:value="86.67" calcext:value-type="float">
            <text:p>86.67</text:p>
          </table:table-cell>
          <table:table-cell table:formula="of:=ROUNDUP([.B37])" office:value-type="float" office:value="87" calcext:value-type="float">
            <text:p>87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Bill Huynh</text:p>
          </table:table-cell>
          <table:table-cell office:value-type="float" office:value="80.66" calcext:value-type="float">
            <text:p>80.66</text:p>
          </table:table-cell>
          <table:table-cell table:formula="of:=ROUNDUP([.B38])" office:value-type="float" office:value="81" calcext:value-type="float">
            <text:p>81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Brian Huynh</text:p>
          </table:table-cell>
          <table:table-cell office:value-type="float" office:value="27.3" calcext:value-type="float">
            <text:p>27.3</text:p>
          </table:table-cell>
          <table:table-cell table:formula="of:=ROUNDUP([.B39])"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Joel Jacob</text:p>
          </table:table-cell>
          <table:table-cell office:value-type="float" office:value="81.15" calcext:value-type="float">
            <text:p>81.15</text:p>
          </table:table-cell>
          <table:table-cell table:formula="of:=ROUNDUP([.B40])" office:value-type="float" office:value="82" calcext:value-type="float">
            <text:p>82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Hemanth Jammalamadaka</text:p>
          </table:table-cell>
          <table:table-cell office:value-type="float" office:value="91.66" calcext:value-type="float">
            <text:p>91.66</text:p>
          </table:table-cell>
          <table:table-cell table:formula="of:=ROUNDUP([.B41])" office:value-type="float" office:value="92" calcext:value-type="float">
            <text:p>92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Linus Karge</text:p>
          </table:table-cell>
          <table:table-cell office:value-type="float" office:value="84.47" calcext:value-type="float">
            <text:p>84.47</text:p>
          </table:table-cell>
          <table:table-cell table:formula="of:=ROUNDUP([.B42])" office:value-type="float" office:value="85" calcext:value-type="float">
            <text:p>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nstantin Khamis</text:p>
          </table:table-cell>
          <table:table-cell office:value-type="float" office:value="82.9" calcext:value-type="float">
            <text:p>82.9</text:p>
          </table:table-cell>
          <table:table-cell table:formula="of:=ROUNDUP([.B43])"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ashita Khandaker</text:p>
          </table:table-cell>
          <table:table-cell office:value-type="float" office:value="79.94" calcext:value-type="float">
            <text:p>79.94</text:p>
          </table:table-cell>
          <table:table-cell table:formula="of:=ROUNDUP([.B44])" office:value-type="float" office:value="80" calcext:value-type="float">
            <text:p>80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Angela Kim</text:p>
          </table:table-cell>
          <table:table-cell office:value-type="float" office:value="84.44" calcext:value-type="float">
            <text:p>84.44</text:p>
          </table:table-cell>
          <table:table-cell table:formula="of:=ROUNDUP([.B45])" office:value-type="float" office:value="85" calcext:value-type="float">
            <text:p>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okul Krishna</text:p>
          </table:table-cell>
          <table:table-cell office:value-type="float" office:value="91.97" calcext:value-type="float">
            <text:p>91.97</text:p>
          </table:table-cell>
          <table:table-cell table:formula="of:=ROUNDUP([.B46])" office:value-type="float" office:value="92" calcext:value-type="float">
            <text:p>92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Purva Kumar</text:p>
          </table:table-cell>
          <table:table-cell office:value-type="float" office:value="72.05" calcext:value-type="float">
            <text:p>72.05</text:p>
          </table:table-cell>
          <table:table-cell table:formula="of:=ROUNDUP([.B47])"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nabel Kusumo</text:p>
          </table:table-cell>
          <table:table-cell office:value-type="float" office:value="96.55" calcext:value-type="float">
            <text:p>96.55</text:p>
          </table:table-cell>
          <table:table-cell table:formula="of:=ROUNDUP([.B48])" office:value-type="float" office:value="97" calcext:value-type="float">
            <text:p>97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Jared Lagman</text:p>
          </table:table-cell>
          <table:table-cell office:value-type="float" office:value="93.47" calcext:value-type="float">
            <text:p>93.47</text:p>
          </table:table-cell>
          <table:table-cell table:formula="of:=ROUNDUP([.B49])" office:value-type="float" office:value="94" calcext:value-type="float">
            <text:p>9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ida Lasne</text:p>
          </table:table-cell>
          <table:table-cell office:value-type="float" office:value="89.44" calcext:value-type="float">
            <text:p>89.44</text:p>
          </table:table-cell>
          <table:table-cell table:formula="of:=ROUNDUP([.B50])" office:value-type="float" office:value="90" calcext:value-type="float">
            <text:p>90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Hallie Le</text:p>
          </table:table-cell>
          <table:table-cell office:value-type="float" office:value="87.58" calcext:value-type="float">
            <text:p>87.58</text:p>
          </table:table-cell>
          <table:table-cell table:formula="of:=ROUNDUP([.B51])" office:value-type="float" office:value="88" calcext:value-type="float">
            <text:p>88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Liem Le</text:p>
          </table:table-cell>
          <table:table-cell office:value-type="float" office:value="77.83" calcext:value-type="float">
            <text:p>77.83</text:p>
          </table:table-cell>
          <table:table-cell table:formula="of:=ROUNDUP([.B52])" office:value-type="float" office:value="78" calcext:value-type="float">
            <text:p>78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Chiho Lee</text:p>
          </table:table-cell>
          <table:table-cell office:value-type="float" office:value="83.25" calcext:value-type="float">
            <text:p>83.25</text:p>
          </table:table-cell>
          <table:table-cell table:formula="of:=ROUNDUP([.B53])"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han Shan Lee</text:p>
          </table:table-cell>
          <table:table-cell office:value-type="float" office:value="94.04" calcext:value-type="float">
            <text:p>94.04</text:p>
          </table:table-cell>
          <table:table-cell table:formula="of:=ROUNDUP([.B54])"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ichelle Leitman</text:p>
          </table:table-cell>
          <table:table-cell office:value-type="float" office:value="67.72" calcext:value-type="float">
            <text:p>67.72</text:p>
          </table:table-cell>
          <table:table-cell table:formula="of:=ROUNDUP([.B55])" office:value-type="float" office:value="68" calcext:value-type="float">
            <text:p>68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Yilong Li</text:p>
          </table:table-cell>
          <table:table-cell office:value-type="float" office:value="78.5" calcext:value-type="float">
            <text:p>78.5</text:p>
          </table:table-cell>
          <table:table-cell table:formula="of:=ROUNDUP([.B56])" office:value-type="float" office:value="79" calcext:value-type="float">
            <text:p>79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Jiaxin Liu</text:p>
          </table:table-cell>
          <table:table-cell office:value-type="float" office:value="89.32" calcext:value-type="float">
            <text:p>89.32</text:p>
          </table:table-cell>
          <table:table-cell table:formula="of:=ROUNDUP([.B57])" office:value-type="float" office:value="90" calcext:value-type="float">
            <text:p>90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Sam Low</text:p>
          </table:table-cell>
          <table:table-cell office:value-type="float" office:value="84.87" calcext:value-type="float">
            <text:p>84.87</text:p>
          </table:table-cell>
          <table:table-cell table:formula="of:=ROUNDUP([.B58])" office:value-type="float" office:value="85" calcext:value-type="float">
            <text:p>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ichelle Lu</text:p>
          </table:table-cell>
          <table:table-cell office:value-type="float" office:value="98.51" calcext:value-type="float">
            <text:p>98.51</text:p>
          </table:table-cell>
          <table:table-cell table:formula="of:=ROUNDUP([.B59])" office:value-type="float" office:value="99" calcext:value-type="float">
            <text:p>99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Silin Meng</text:p>
          </table:table-cell>
          <table:table-cell office:value-type="float" office:value="97.03" calcext:value-type="float">
            <text:p>97.03</text:p>
          </table:table-cell>
          <table:table-cell table:formula="of:=ROUNDUP([.B60])" office:value-type="float" office:value="98" calcext:value-type="float">
            <text:p>98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Ross Nikolai Montepalco</text:p>
          </table:table-cell>
          <table:table-cell office:value-type="float" office:value="81.13" calcext:value-type="float">
            <text:p>81.13</text:p>
          </table:table-cell>
          <table:table-cell table:formula="of:=ROUNDUP([.B61])" office:value-type="float" office:value="82" calcext:value-type="float">
            <text:p>82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Andres Murillo</text:p>
          </table:table-cell>
          <table:table-cell office:value-type="float" office:value="80.46" calcext:value-type="float">
            <text:p>80.46</text:p>
          </table:table-cell>
          <table:table-cell table:formula="of:=ROUNDUP([.B62])" office:value-type="float" office:value="81" calcext:value-type="float">
            <text:p>81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Adam Najib</text:p>
          </table:table-cell>
          <table:table-cell office:value-type="float" office:value="87.09" calcext:value-type="float">
            <text:p>87.09</text:p>
          </table:table-cell>
          <table:table-cell table:formula="of:=ROUNDUP([.B63])" office:value-type="float" office:value="88" calcext:value-type="float">
            <text:p>88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Thomas Ng</text:p>
          </table:table-cell>
          <table:table-cell office:value-type="float" office:value="75.01" calcext:value-type="float">
            <text:p>75.01</text:p>
          </table:table-cell>
          <table:table-cell table:formula="of:=ROUNDUP([.B64])" office:value-type="float" office:value="76" calcext:value-type="float">
            <text:p>7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lan Ngo</text:p>
          </table:table-cell>
          <table:table-cell office:value-type="float" office:value="94.32" calcext:value-type="float">
            <text:p>94.32</text:p>
          </table:table-cell>
          <table:table-cell table:formula="of:=ROUNDUP([.B65])"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o Nguyen</text:p>
          </table:table-cell>
          <table:table-cell office:value-type="float" office:value="87.53" calcext:value-type="float">
            <text:p>87.53</text:p>
          </table:table-cell>
          <table:table-cell table:formula="of:=ROUNDUP([.B66])" office:value-type="float" office:value="88" calcext:value-type="float">
            <text:p>88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Christina Nguyen</text:p>
          </table:table-cell>
          <table:table-cell office:value-type="float" office:value="77.67" calcext:value-type="float">
            <text:p>77.67</text:p>
          </table:table-cell>
          <table:table-cell table:formula="of:=ROUNDUP([.B67])" office:value-type="float" office:value="78" calcext:value-type="float">
            <text:p>78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Kevin Nguyen</text:p>
          </table:table-cell>
          <table:table-cell office:value-type="float" office:value="91.61" calcext:value-type="float">
            <text:p>91.61</text:p>
          </table:table-cell>
          <table:table-cell table:formula="of:=ROUNDUP([.B68])" office:value-type="float" office:value="92" calcext:value-type="float">
            <text:p>92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Quinlan Nguyen</text:p>
          </table:table-cell>
          <table:table-cell office:value-type="float" office:value="92.05" calcext:value-type="float">
            <text:p>92.05</text:p>
          </table:table-cell>
          <table:table-cell table:formula="of:=ROUNDUP([.B69])"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cott Nguyen</text:p>
          </table:table-cell>
          <table:table-cell office:value-type="float" office:value="96.5" calcext:value-type="float">
            <text:p>96.5</text:p>
          </table:table-cell>
          <table:table-cell table:formula="of:=ROUNDUP([.B70])" office:value-type="float" office:value="97" calcext:value-type="float">
            <text:p>97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Trish Nguyen</text:p>
          </table:table-cell>
          <table:table-cell office:value-type="float" office:value="90.88" calcext:value-type="float">
            <text:p>90.88</text:p>
          </table:table-cell>
          <table:table-cell table:formula="of:=ROUNDUP([.B71])" office:value-type="float" office:value="91" calcext:value-type="float">
            <text:p>91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Rohan Ohlan</text:p>
          </table:table-cell>
          <table:table-cell office:value-type="float" office:value="83.93" calcext:value-type="float">
            <text:p>83.93</text:p>
          </table:table-cell>
          <table:table-cell table:formula="of:=ROUNDUP([.B72])"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lexander Ong</text:p>
          </table:table-cell>
          <table:table-cell office:value-type="float" office:value="90.67" calcext:value-type="float">
            <text:p>90.67</text:p>
          </table:table-cell>
          <table:table-cell table:formula="of:=ROUNDUP([.B73])" office:value-type="float" office:value="91" calcext:value-type="float">
            <text:p>91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Apoorv Pachori</text:p>
          </table:table-cell>
          <table:table-cell office:value-type="float" office:value="17.1" calcext:value-type="float">
            <text:p>17.1</text:p>
          </table:table-cell>
          <table:table-cell table:formula="of:=ROUNDUP([.B74])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Abegail Palad</text:p>
          </table:table-cell>
          <table:table-cell office:value-type="float" office:value="79.9" calcext:value-type="float">
            <text:p>79.9</text:p>
          </table:table-cell>
          <table:table-cell table:formula="of:=ROUNDUP([.B75])" office:value-type="float" office:value="80" calcext:value-type="float">
            <text:p>80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Umasathvik Pantham</text:p>
          </table:table-cell>
          <table:table-cell office:value-type="float" office:value="80.61" calcext:value-type="float">
            <text:p>80.61</text:p>
          </table:table-cell>
          <table:table-cell table:formula="of:=ROUNDUP([.B76])" office:value-type="float" office:value="81" calcext:value-type="float">
            <text:p>81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Janett Perez</text:p>
          </table:table-cell>
          <table:table-cell office:value-type="float" office:value="82.36" calcext:value-type="float">
            <text:p>82.36</text:p>
          </table:table-cell>
          <table:table-cell table:formula="of:=ROUNDUP([.B77])"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roy Perez</text:p>
          </table:table-cell>
          <table:table-cell office:value-type="float" office:value="80.05" calcext:value-type="float">
            <text:p>80.05</text:p>
          </table:table-cell>
          <table:table-cell table:formula="of:=ROUNDUP([.B78])" office:value-type="float" office:value="81" calcext:value-type="float">
            <text:p>81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Anh Thu Pham</text:p>
          </table:table-cell>
          <table:table-cell office:value-type="float" office:value="83.28" calcext:value-type="float">
            <text:p>83.28</text:p>
          </table:table-cell>
          <table:table-cell table:formula="of:=ROUNDUP([.B79])"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huong Pham</text:p>
          </table:table-cell>
          <table:table-cell office:value-type="float" office:value="97.41" calcext:value-type="float">
            <text:p>97.41</text:p>
          </table:table-cell>
          <table:table-cell table:formula="of:=ROUNDUP([.B80])" office:value-type="float" office:value="98" calcext:value-type="float">
            <text:p>98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Vincent Pham</text:p>
          </table:table-cell>
          <table:table-cell office:value-type="float" office:value="91.27" calcext:value-type="float">
            <text:p>91.27</text:p>
          </table:table-cell>
          <table:table-cell table:formula="of:=ROUNDUP([.B81])" office:value-type="float" office:value="92" calcext:value-type="float">
            <text:p>92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Clayton Platt</text:p>
          </table:table-cell>
          <table:table-cell office:value-type="float" office:value="74.72" calcext:value-type="float">
            <text:p>74.72</text:p>
          </table:table-cell>
          <table:table-cell table:formula="of:=ROUNDUP([.B82])"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akriti Pradhan</text:p>
          </table:table-cell>
          <table:table-cell office:value-type="float" office:value="89.75" calcext:value-type="float">
            <text:p>89.75</text:p>
          </table:table-cell>
          <table:table-cell table:formula="of:=ROUNDUP([.B83])" office:value-type="float" office:value="90" calcext:value-type="float">
            <text:p>90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Kalyan Pullela</text:p>
          </table:table-cell>
          <table:table-cell office:value-type="float" office:value="84.59" calcext:value-type="float">
            <text:p>84.59</text:p>
          </table:table-cell>
          <table:table-cell table:formula="of:=ROUNDUP([.B84])" office:value-type="float" office:value="85" calcext:value-type="float">
            <text:p>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ustin Rafter</text:p>
          </table:table-cell>
          <table:table-cell office:value-type="float" office:value="86.73" calcext:value-type="float">
            <text:p>86.73</text:p>
          </table:table-cell>
          <table:table-cell table:formula="of:=ROUNDUP([.B85])" office:value-type="float" office:value="87" calcext:value-type="float">
            <text:p>87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Jessabelle Delen Ramos</text:p>
          </table:table-cell>
          <table:table-cell office:value-type="float" office:value="88.69" calcext:value-type="float">
            <text:p>88.69</text:p>
          </table:table-cell>
          <table:table-cell table:formula="of:=ROUNDUP([.B86])" office:value-type="float" office:value="89" calcext:value-type="float">
            <text:p>89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Harnoor Randhawa</text:p>
          </table:table-cell>
          <table:table-cell office:value-type="float" office:value="87.54" calcext:value-type="float">
            <text:p>87.54</text:p>
          </table:table-cell>
          <table:table-cell table:formula="of:=ROUNDUP([.B87])" office:value-type="float" office:value="88" calcext:value-type="float">
            <text:p>88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Azusena Reyes</text:p>
          </table:table-cell>
          <table:table-cell office:value-type="float" office:value="84.35" calcext:value-type="float">
            <text:p>84.35</text:p>
          </table:table-cell>
          <table:table-cell table:formula="of:=ROUNDUP([.B88])" office:value-type="float" office:value="85" calcext:value-type="float">
            <text:p>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avier Rivera</text:p>
          </table:table-cell>
          <table:table-cell office:value-type="float" office:value="39.17" calcext:value-type="float">
            <text:p>39.17</text:p>
          </table:table-cell>
          <table:table-cell table:formula="of:=ROUNDUP([.B89])"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Justin Roh</text:p>
          </table:table-cell>
          <table:table-cell office:value-type="float" office:value="39.9" calcext:value-type="float">
            <text:p>39.9</text:p>
          </table:table-cell>
          <table:table-cell table:formula="of:=ROUNDUP([.B90])"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David Sambilay</text:p>
          </table:table-cell>
          <table:table-cell office:value-type="float" office:value="90.98" calcext:value-type="float">
            <text:p>90.98</text:p>
          </table:table-cell>
          <table:table-cell table:formula="of:=ROUNDUP([.B91])" office:value-type="float" office:value="91" calcext:value-type="float">
            <text:p>91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Ashley Louie Santos</text:p>
          </table:table-cell>
          <table:table-cell office:value-type="float" office:value="38.65" calcext:value-type="float">
            <text:p>38.65</text:p>
          </table:table-cell>
          <table:table-cell table:formula="of:=ROUNDUP([.B92])"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hivani Shaha</text:p>
          </table:table-cell>
          <table:table-cell office:value-type="float" office:value="78.06" calcext:value-type="float">
            <text:p>78.06</text:p>
          </table:table-cell>
          <table:table-cell table:formula="of:=ROUNDUP([.B93])" office:value-type="float" office:value="79" calcext:value-type="float">
            <text:p>79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Aashrav Shetty</text:p>
          </table:table-cell>
          <table:table-cell office:value-type="float" office:value="92.44" calcext:value-type="float">
            <text:p>92.44</text:p>
          </table:table-cell>
          <table:table-cell table:formula="of:=ROUNDUP([.B94])"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Yu-Tien Shih</text:p>
          </table:table-cell>
          <table:table-cell office:value-type="float" office:value="79.65" calcext:value-type="float">
            <text:p>79.65</text:p>
          </table:table-cell>
          <table:table-cell table:formula="of:=ROUNDUP([.B95])" office:value-type="float" office:value="80" calcext:value-type="float">
            <text:p>80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Paul Junver Soriano</text:p>
          </table:table-cell>
          <table:table-cell office:value-type="float" office:value="87.88" calcext:value-type="float">
            <text:p>87.88</text:p>
          </table:table-cell>
          <table:table-cell table:formula="of:=ROUNDUP([.B96])" office:value-type="float" office:value="88" calcext:value-type="float">
            <text:p>88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Tyrell Strong</text:p>
          </table:table-cell>
          <table:table-cell office:value-type="float" office:value="76.87" calcext:value-type="float">
            <text:p>76.87</text:p>
          </table:table-cell>
          <table:table-cell table:formula="of:=ROUNDUP([.B97])" office:value-type="float" office:value="77" calcext:value-type="float">
            <text:p>77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Monika Szablics</text:p>
          </table:table-cell>
          <table:table-cell office:value-type="float" office:value="54.75" calcext:value-type="float">
            <text:p>54.75</text:p>
          </table:table-cell>
          <table:table-cell table:formula="of:=ROUNDUP([.B98])" office:value-type="float" office:value="55" calcext:value-type="float">
            <text:p>55</text:p>
          </table:table-cell>
          <table:table-cell office:value-type="string" calcext:value-type="string">
            <text:p>D-</text:p>
          </table:table-cell>
        </table:table-row>
        <table:table-row table:style-name="ro1">
          <table:table-cell office:value-type="string" calcext:value-type="string">
            <text:p>Nikkea Takagi</text:p>
          </table:table-cell>
          <table:table-cell office:value-type="float" office:value="5.3" calcext:value-type="float">
            <text:p>5.3</text:p>
          </table:table-cell>
          <table:table-cell table:formula="of:=ROUNDUP([.B99])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Tuan Tang</text:p>
          </table:table-cell>
          <table:table-cell office:value-type="float" office:value="80.46" calcext:value-type="float">
            <text:p>80.46</text:p>
          </table:table-cell>
          <table:table-cell table:formula="of:=ROUNDUP([.B100])" office:value-type="float" office:value="81" calcext:value-type="float">
            <text:p>81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Yinuo Tang</text:p>
          </table:table-cell>
          <table:table-cell office:value-type="float" office:value="81.96" calcext:value-type="float">
            <text:p>81.96</text:p>
          </table:table-cell>
          <table:table-cell table:formula="of:=ROUNDUP([.B101])" office:value-type="float" office:value="82" calcext:value-type="float">
            <text:p>82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Casey Tanod</text:p>
          </table:table-cell>
          <table:table-cell office:value-type="float" office:value="70.38" calcext:value-type="float">
            <text:p>70.38</text:p>
          </table:table-cell>
          <table:table-cell table:formula="of:=ROUNDUP([.B102])"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argi Tawde</text:p>
          </table:table-cell>
          <table:table-cell office:value-type="float" office:value="79.47" calcext:value-type="float">
            <text:p>79.47</text:p>
          </table:table-cell>
          <table:table-cell table:formula="of:=ROUNDUP([.B103])" office:value-type="float" office:value="80" calcext:value-type="float">
            <text:p>80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Tanupa Thaker</text:p>
          </table:table-cell>
          <table:table-cell office:value-type="float" office:value="71.37" calcext:value-type="float">
            <text:p>71.37</text:p>
          </table:table-cell>
          <table:table-cell table:formula="of:=ROUNDUP([.B104])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aron Tran</text:p>
          </table:table-cell>
          <table:table-cell office:value-type="float" office:value="68.14" calcext:value-type="float">
            <text:p>68.14</text:p>
          </table:table-cell>
          <table:table-cell table:formula="of:=ROUNDUP([.B105])" office:value-type="float" office:value="69" calcext:value-type="float">
            <text:p>69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Elaine Tran</text:p>
          </table:table-cell>
          <table:table-cell office:value-type="float" office:value="69.95" calcext:value-type="float">
            <text:p>69.95</text:p>
          </table:table-cell>
          <table:table-cell table:formula="of:=ROUNDUP([.B106])"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uy Tran</text:p>
          </table:table-cell>
          <table:table-cell office:value-type="float" office:value="85.89" calcext:value-type="float">
            <text:p>85.89</text:p>
          </table:table-cell>
          <table:table-cell table:formula="of:=ROUNDUP([.B107])"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Kevin Trinh</text:p>
          </table:table-cell>
          <table:table-cell office:value-type="float" office:value="78.48" calcext:value-type="float">
            <text:p>78.48</text:p>
          </table:table-cell>
          <table:table-cell table:formula="of:=ROUNDUP([.B108])" office:value-type="float" office:value="79" calcext:value-type="float">
            <text:p>79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Aravind Ulagappan</text:p>
          </table:table-cell>
          <table:table-cell office:value-type="float" office:value="92.09" calcext:value-type="float">
            <text:p>92.09</text:p>
          </table:table-cell>
          <table:table-cell table:formula="of:=ROUNDUP([.B109])"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ristina Vu</text:p>
          </table:table-cell>
          <table:table-cell office:value-type="float" office:value="78.3" calcext:value-type="float">
            <text:p>78.3</text:p>
          </table:table-cell>
          <table:table-cell table:formula="of:=ROUNDUP([.B110])" office:value-type="float" office:value="79" calcext:value-type="float">
            <text:p>79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Andrew Wakamiya</text:p>
          </table:table-cell>
          <table:table-cell office:value-type="float" office:value="64.37" calcext:value-type="float">
            <text:p>64.37</text:p>
          </table:table-cell>
          <table:table-cell table:formula="of:=ROUNDUP([.B111])" office:value-type="float" office:value="65" calcext:value-type="float">
            <text:p>65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Haomiao Wang</text:p>
          </table:table-cell>
          <table:table-cell office:value-type="float" office:value="83.48" calcext:value-type="float">
            <text:p>83.48</text:p>
          </table:table-cell>
          <table:table-cell table:formula="of:=ROUNDUP([.B112])"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lexis Willis</text:p>
          </table:table-cell>
          <table:table-cell office:value-type="float" office:value="8.9" calcext:value-type="float">
            <text:p>8.9</text:p>
          </table:table-cell>
          <table:table-cell table:formula="of:=ROUNDUP([.B113])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owen Xue</text:p>
          </table:table-cell>
          <table:table-cell office:value-type="float" office:value="73.96" calcext:value-type="float">
            <text:p>73.96</text:p>
          </table:table-cell>
          <table:table-cell table:formula="of:=ROUNDUP([.B114])" office:value-type="float" office:value="74" calcext:value-type="float">
            <text:p>7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effrey Yang</text:p>
          </table:table-cell>
          <table:table-cell office:value-type="float" office:value="69.96" calcext:value-type="float">
            <text:p>69.96</text:p>
          </table:table-cell>
          <table:table-cell table:formula="of:=ROUNDUP([.B115])"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ophia Yuan</text:p>
          </table:table-cell>
          <table:table-cell office:value-type="float" office:value="87.07" calcext:value-type="float">
            <text:p>87.07</text:p>
          </table:table-cell>
          <table:table-cell table:formula="of:=ROUNDUP([.B116])" office:value-type="float" office:value="88" calcext:value-type="float">
            <text:p>88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Donald Yuhasz</text:p>
          </table:table-cell>
          <table:table-cell office:value-type="float" office:value="70" calcext:value-type="float">
            <text:p>70</text:p>
          </table:table-cell>
          <table:table-cell table:formula="of:=ROUNDUP([.B117])"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weet Zhang</text:p>
          </table:table-cell>
          <table:table-cell office:value-type="float" office:value="84.7" calcext:value-type="float">
            <text:p>84.7</text:p>
          </table:table-cell>
          <table:table-cell table:formula="of:=ROUNDUP([.B118])" office:value-type="float" office:value="85" calcext:value-type="float">
            <text:p>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Kaiji Zheng</text:p>
          </table:table-cell>
          <table:table-cell office:value-type="float" office:value="59.82" calcext:value-type="float">
            <text:p>59.82</text:p>
          </table:table-cell>
          <table:table-cell table:formula="of:=ROUNDUP([.B119])" office:value-type="float" office:value="60" calcext:value-type="float">
            <text:p>60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1:20:20.289195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1T11:29:56.538161462</dc:date>
    <meta:editing-duration>PT21M35S</meta:editing-duration>
    <meta:editing-cycles>5</meta:editing-cycles>
    <meta:document-statistic meta:table-count="1" meta:cell-count="476" meta:object-count="0"/>
  </office:meta>
</office:document-meta>
</file>